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Bold" svg:font-family="Arial-Bold"/>
    <style:font-face style:name="Tahoma1" svg:font-family="Tahoma"/>
    <style:font-face style:name="arial" svg:font-family="arial, sans-serif"/>
    <style:font-face style:name="TimesNewRomanPSMT" svg:font-family="TimesNewRomanPSMT"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fo:color="#000000" style:font-name="Arial" fo:font-size="11pt" style:font-name-asian="Arial-Bold" style:font-size-asian="11pt" style:font-name-complex="Arial-Bold" style:font-size-complex="11pt"/>
    </style:style>
    <style:style style:name="P2" style:family="paragraph" style:parent-style-name="Standard">
      <style:paragraph-properties fo:text-align="start" style:justify-single-word="false"/>
      <style:text-properties fo:color="#000000" style:font-name="Arial" fo:font-size="15pt" fo:font-weight="bold" style:font-name-asian="Arial-Bold" style:font-size-asian="15pt" style:font-weight-asian="bold" style:font-name-complex="Arial-Bold" style:font-size-complex="15pt" style:font-weight-complex="bold"/>
    </style:style>
    <style:style style:name="P3" style:family="paragraph" style:parent-style-name="Standard">
      <style:paragraph-properties fo:text-align="start" style:justify-single-word="false" style:text-autospace="none"/>
      <style:text-properties fo:color="#000000" style:font-name="Arial" fo:font-size="15pt" style:font-name-asian="Arial-Bold" style:font-size-asian="15pt" style:font-name-complex="Arial-Bold" style:font-size-complex="15pt"/>
    </style:style>
    <style:style style:name="P4" style:family="paragraph" style:parent-style-name="Standard">
      <style:paragraph-properties style:text-autospace="none"/>
    </style:style>
    <style:style style:name="P5" style:family="paragraph" style:parent-style-name="Standard">
      <style:paragraph-properties fo:text-align="center" style:justify-single-word="false"/>
      <style:text-properties style:font-name="Arial" fo:font-size="11pt" style:font-size-asian="11pt" style:font-size-complex="11pt"/>
    </style:style>
    <style:style style:name="P6" style:family="paragraph" style:parent-style-name="Standard">
      <style:paragraph-properties fo:text-align="start" style:justify-single-word="false"/>
      <style:text-properties style:font-name="Arial" fo:font-size="11pt" style:font-size-asian="11pt" style:font-size-complex="11pt"/>
    </style:style>
    <style:style style:name="P7" style:family="paragraph" style:parent-style-name="Standard">
      <style:paragraph-properties style:text-autospace="none"/>
      <style:text-properties style:font-name="Arial" fo:font-size="11pt" style:font-size-asian="11pt" style:font-size-complex="11pt"/>
    </style:style>
    <style:style style:name="P8" style:family="paragraph" style:parent-style-name="Standard">
      <style:paragraph-properties fo:text-align="start" style:justify-single-word="false"/>
      <style:text-properties style:font-name="Arial" fo:font-size="11pt" style:font-name-asian="TimesNewRomanPSMT" style:font-size-asian="11pt" style:font-name-complex="TimesNewRomanPSMT" style:font-size-complex="11pt"/>
    </style:style>
    <style:style style:name="P9" style:family="paragraph" style:parent-style-name="Standard">
      <style:paragraph-properties fo:text-align="start" style:justify-single-word="false" style:text-autospace="none"/>
      <style:text-properties style:font-name="Arial" fo:font-size="11pt" style:font-name-asian="TimesNewRomanPSMT" style:font-size-asian="11pt" style:font-name-complex="TimesNewRomanPSMT" style:font-size-complex="11pt"/>
    </style:style>
    <style:style style:name="P10" style:family="paragraph" style:parent-style-name="Standard">
      <style:paragraph-properties fo:text-align="start" style:justify-single-word="false"/>
      <style:text-properties style:font-name="Arial" fo:font-size="11pt" fo:font-weight="bold" style:font-size-asian="11pt" style:font-weight-asian="bold" style:font-size-complex="11pt" style:font-weight-complex="bold"/>
    </style:style>
    <style:style style:name="P11"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12" style:family="paragraph" style:parent-style-name="Standard">
      <style:paragraph-properties fo:text-align="start" style:justify-single-word="false"/>
      <style:text-properties style:font-name="Arial" fo:font-size="15pt" fo:font-weight="bold" style:font-size-asian="15pt" style:font-weight-asian="bold" style:font-size-complex="15pt" style:font-weight-complex="bold"/>
    </style:style>
    <style:style style:name="P13" style:family="paragraph" style:parent-style-name="Standard">
      <style:paragraph-properties fo:text-align="start" style:justify-single-word="false" style:text-autospace="none"/>
      <style:text-properties style:font-name="Arial" fo:font-size="15pt" fo:font-weight="bold" style:font-name-asian="TimesNewRomanPSMT" style:font-size-asian="15pt" style:font-weight-asian="bold" style:font-name-complex="TimesNewRomanPSMT" style:font-size-complex="15pt" style:font-weight-complex="bold"/>
    </style:style>
    <style:style style:name="P14" style:family="paragraph" style:parent-style-name="Standard">
      <style:paragraph-properties fo:text-align="center" style:justify-single-word="false"/>
      <style:text-properties style:font-name="Arial" fo:font-size="20pt" fo:font-weight="bold" style:font-size-asian="20pt" style:font-weight-asian="bold" style:font-size-complex="20pt" style:font-weight-complex="bold"/>
    </style:style>
    <style:style style:name="P15" style:family="paragraph" style:parent-style-name="Standard">
      <style:paragraph-properties fo:text-align="center" style:justify-single-word="false"/>
      <style:text-properties style:font-name="Arial" fo:font-size="25pt" fo:font-weight="bold" style:font-size-asian="25pt" style:font-weight-asian="bold" style:font-size-complex="25pt" style:font-weight-complex="bold"/>
    </style:style>
    <style:style style:name="T1" style:family="text">
      <style:text-properties fo:font-size="11pt" fo:font-weight="bold" style:font-size-asian="11pt" style:font-weight-asian="bold" style:font-size-complex="11pt" style:font-weight-complex="bold"/>
    </style:style>
    <style:style style:name="T2" style:family="text">
      <style:text-properties fo:font-size="11pt" fo:font-weight="bold" style:font-name-asian="Arial1" style:font-size-asian="11pt" style:font-weight-asian="bold" style:font-name-complex="Arial1" style:font-size-complex="11pt" style:font-weight-complex="bold"/>
    </style:style>
    <style:style style:name="T3" style:family="text">
      <style:text-properties fo:font-size="11pt" style:font-name-asian="Arial1" style:font-size-asian="11pt" style:font-name-complex="Arial1" style:font-size-complex="11pt"/>
    </style:style>
    <style:style style:name="T4" style:family="text">
      <style:text-properties fo:font-size="11pt" fo:font-weight="normal" style:font-name-asian="Arial1" style:font-size-asian="11pt" style:font-weight-asian="normal" style:font-name-complex="Arial1" style:font-size-complex="11pt" style:font-weight-complex="normal"/>
    </style:style>
    <style:style style:name="T5" style:family="text">
      <style:text-properties style:font-name="Arial1" fo:font-size="11pt" style:font-name-asian="Arial1" style:font-size-asian="11pt" style:font-name-complex="Arial1" style:font-size-complex="11pt"/>
    </style:style>
    <style:style style:name="T6" style:family="text">
      <style:text-properties style:font-name="Arial1" fo:font-size="11pt" fo:font-weight="bold" style:font-name-asian="Arial1" style:font-size-asian="11pt" style:font-weight-asian="bold" style:font-name-complex="Arial1" style:font-size-complex="11pt" style:font-weight-complex="bold"/>
    </style:style>
    <style:style style:name="T7" style:family="text">
      <style:text-properties style:font-name="Arial1" fo:font-size="11pt" fo:font-weight="normal" style:font-name-asian="Arial1" style:font-size-asian="11pt" style:font-weight-asian="normal" style:font-name-complex="Arial1" style:font-size-complex="11pt" style:font-weight-complex="normal"/>
    </style:style>
    <style:style style:name="T8" style:family="text">
      <style:text-properties fo:font-weight="bold" style:font-weight-asian="bold" style:font-weight-complex="bold"/>
    </style:style>
    <style:style style:name="T9" style:family="text">
      <style:text-properties fo:font-weight="bold" style:font-name-asian="Arial1" style:font-weight-asian="bold" style:font-name-complex="Arial1" style:font-weight-complex="bold"/>
    </style:style>
    <style:style style:name="T10" style:family="text">
      <style:text-properties fo:color="#00009a" style:font-name="Arial1" fo:font-size="11pt" style:font-name-asian="Arial1" style:font-size-asian="11pt" style:font-name-complex="Arial1" style:font-size-complex="11pt"/>
    </style:style>
    <style:style style:name="T11" style:family="text">
      <style:text-properties fo:color="#000000" style:font-name="Arial-Bold" fo:font-size="11pt" fo:font-weight="bold" style:font-name-asian="Arial-Bold" style:font-size-asian="11pt" style:font-weight-asian="bold" style:font-name-complex="Arial-Bold" style:font-size-complex="11pt" style:font-weight-complex="bold"/>
    </style:style>
    <style:style style:name="T12" style:family="text">
      <style:text-properties fo:color="#000000" style:font-name="Arial-Bold" fo:font-size="11pt" fo:font-weight="normal" style:font-name-asian="Arial-Bold" style:font-size-asian="11pt" style:font-weight-asian="normal" style:font-name-complex="Arial-Bold" style:font-size-complex="11pt" style:font-weight-complex="normal"/>
    </style:style>
    <style:style style:name="T13" style:family="text">
      <style:text-properties fo:color="#000000" fo:font-size="11pt" fo:font-weight="bold" style:font-name-asian="Arial-Bold" style:font-size-asian="11pt" style:font-weight-asian="bold" style:font-name-complex="Arial-Bold" style:font-size-complex="11pt" style:font-weight-complex="bold"/>
    </style:style>
    <style:style style:name="T14" style:family="text">
      <style:text-properties fo:color="#000000" fo:font-size="11pt" fo:font-weight="normal" style:font-name-asian="Arial-Bold" style:font-size-asian="11pt" style:font-weight-asian="normal" style:font-name-complex="Arial-Bold" style:font-size-complex="11pt" style:font-weight-complex="normal"/>
    </style:style>
    <style:style style:name="T15" style:family="text">
      <style:text-properties fo:color="#000000" style:font-name="Arial" fo:font-size="11pt" fo:font-weight="bold" style:font-name-asian="Arial-Bold" style:font-size-asian="11pt" style:font-weight-asian="bold" style:font-name-complex="Arial-Bold" style:font-size-complex="11pt" style:font-weight-complex="bold"/>
    </style:style>
    <style:style style:name="T16" style:family="text">
      <style:text-properties fo:color="#000000" style:font-name="Arial" fo:font-size="11pt" fo:font-weight="normal" style:font-name-asian="Arial-Bold" style:font-size-asian="11pt" style:font-weight-asian="normal" style:font-name-complex="Arial-Bold" style:font-size-complex="11pt" style:font-weight-complex="normal"/>
    </style:style>
    <style:style style:name="T17" style:family="text">
      <style:text-properties fo:color="#000000" style:font-name="Arial" fo:font-weight="bold" style:font-name-asian="Arial-Bold" style:font-weight-asian="bold" style:font-name-complex="Arial-Bold" style:font-weight-complex="bold"/>
    </style:style>
    <style:style style:name="T18" style:family="text">
      <style:text-properties fo:color="#000000" style:font-name="Arial" fo:font-weight="normal" style:font-name-asian="Arial-Bold" style:font-weight-asian="normal" style:font-name-complex="Arial-Bold" style:font-weight-complex="normal"/>
    </style:style>
    <style:style style:name="T19" style:family="text">
      <style:text-properties fo:font-weight="normal" style:font-name-asian="Arial1" style:font-weight-asian="normal" style:font-name-complex="Arial1" style:font-weight-complex="normal"/>
    </style:style>
    <style:style style:name="T20" style:family="text">
      <style:text-properties fo:font-variant="normal" fo:text-transform="none" fo:color="#000000" style:font-name="Arial-Bold" fo:font-size="11pt" fo:letter-spacing="normal" fo:font-weight="bold" style:font-name-asian="Arial-Bold" style:font-size-asian="11pt" style:font-weight-asian="bold" style:font-name-complex="Arial-Bold" style:font-size-complex="11pt" style:font-weight-complex="bold"/>
    </style:style>
    <style:style style:name="T21" style:family="text">
      <style:text-properties fo:font-variant="normal" fo:text-transform="none" fo:color="#000000" style:font-name="arial" fo:font-size="11pt" fo:letter-spacing="normal" fo:font-style="normal" fo:font-weight="normal" style:font-name-asian="Arial-Bold" style:font-size-asian="11pt" style:font-weight-asian="bold" style:font-name-complex="Arial-Bold" style:font-size-complex="11pt" style:font-weight-complex="bold"/>
    </style:style>
    <style:style style:name="T22" style:family="text">
      <style:text-properties style:font-name="TimesNewRomanPSMT" fo:font-size="12pt" style:font-name-asian="TimesNewRomanPSMT" style:font-size-asian="12pt" style:font-name-complex="TimesNewRomanPSMT" style:font-size-complex="12pt"/>
    </style:style>
    <style:style style:name="T23" style:family="text">
      <style:text-properties fo:font-size="12pt" style:font-name-asian="TimesNewRomanPSMT" style:font-size-asian="12pt" style:font-name-complex="TimesNewRomanPSMT" style:font-size-complex="12pt"/>
    </style:style>
    <style:style style:name="T24" style:family="text">
      <style:text-properties style:font-name-asian="TimesNewRomanPSMT" style:font-name-complex="TimesNewRomanPSMT"/>
    </style:style>
    <style:style style:name="T25" style:family="text">
      <style:text-properties style:font-name-asian="Arial1" style:font-name-complex="Arial1"/>
    </style:style>
    <style:style style:name="T26" style:family="text">
      <style:text-properties fo:font-size="15pt" fo:font-weight="bold" style:font-size-asian="15pt" style:font-weight-asian="bold" style:font-size-complex="15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11"/>
      <text:p text:style-name="P15"/>
      <text:p text:style-name="P15"/>
      <text:p text:style-name="P15">Závěrečná zpráva</text:p>
      <text:p text:style-name="P15"/>
      <text:p text:style-name="P15"/>
      <text:p text:style-name="P15"/>
      <text:p text:style-name="P15"/>
      <text:p text:style-name="P11"/>
      <text:p text:style-name="P14"/>
      <text:p text:style-name="P14">E-Ombudsman</text:p>
      <text:p text:style-name="P11">verze 1.0</text:p>
      <text:p text:style-name="P11"/>
      <text:p text:style-name="P11"/>
      <text:p text:style-name="P11"/>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Projekt</text:p>
      <text:p text:style-name="P3"><text:span text:style-name="T8">Jméno: </text:span><text:span text:style-name="T9">E-Ombudsman</text:span></text:p>
      <text:p text:style-name="P1"><text:span text:style-name="T8">Popis: </text:span><text:span text:style-name="T25">Systém pro zadávání úkolů k vyřešení</text:span></text:p>
      <text:p text:style-name="P1"><text:span text:style-name="T8">Vedoucí projektu: </text:span><text:span text:style-name="T25">Martin Komárek</text:span></text:p>
      <text:p text:style-name="P1"><text:span text:style-name="T8">Členové týmu: </text:span><text:span text:style-name="T19">Petr Dušek, </text:span><text:span text:style-name="T25">Michal Líška</text:span></text:p>
      <text:p text:style-name="P1"><text:span text:style-name="T8">Začátek (orientačně): </text:span><text:span text:style-name="T25">28. 9. 2011</text:span></text:p>
      <text:p text:style-name="P1"><text:span text:style-name="T8">Konec (orientačně): </text:span><text:span text:style-name="T25">25. 12. 2011</text:span></text:p>
      <text:p text:style-name="P1"><text:span text:style-name="T8">V rámci předmětu: </text:span><text:span text:style-name="T25">A7B36SI2 - Řízení SW projektů</text:span></text:p>
      <text:p text:style-name="P4"><text:span text:style-name="T15">Stránky projektu: </text:span><text:a xlink:type="simple" xlink:href="http://code.google.com/p/e-ombudsman/"><text:span text:style-name="T16">http://code.google.com/p/e-ombudsman/ </text:span></text:a></text:p>
      <text:p text:style-name="P6"/>
      <text:p text:style-name="P6"/>
      <text:p text:style-name="P12">Stav implementace</text:p>
      <text:p text:style-name="P6"><text:tab/></text:p>
      <text:p text:style-name="P6"><text:tab/><text:span text:style-name="T8">Co se podařilo:</text:span></text:p>
      <text:p text:style-name="P10"/>
      <text:p text:style-name="P6"><text:tab/>Je naimplementováno funkční přihlašování do systému.Systém rozlišuje uživatele podle jejich rolí v systému(řešitel, přihlášený uživatel, ombudsman a administrátor) a podle toho jim zobrazuje data odpovídající právům, které v systému mají.Jediná nefunkční role je anonymní uživatel(nepřihlášený v systému).Dále je možné si v systému vypsat seznam úkolů, uživatelů a řešitelů.Je naimplementováno registrování uživatelů a přídávání nových úkolů pomocí formuláře.Dále je naimplementováno přidávání řešitele pomocí formuláře, nebo může administrátor jmenovat řešitelem nějakého uživatele.Administrátor také může mazat úkoly, uživatele i řešitele.Naimplementováno je také přiřazování úkolů řešitelům.Řešitel se může rozhodnout zda úkol přijme, nebo ho označí jako nesplněný.Celá funkcionalita systému je „zaobalena“ do instituce, která zajištuje znovupoužitelnost aplikace.Instituci je možno přidat pomocí formuláře.Všechny formuláře mají své validátory pro kontrolu vstupu.</text:p>
      <text:p text:style-name="P6"/>
      <text:p text:style-name="P6"><text:tab/><text:span text:style-name="T8">Co se nepodařilo:</text:span></text:p>
      <text:p text:style-name="P6"/>
      <text:p text:style-name="P6">Nené naimplementováno anonymní přihlášení a anonymní přidávání úkolů.Dále chybí možnost doplnění úkolu ze strany uživatele i ze strany řešitele.V systému nefungují žádosti.Není zde také žádné šifrování hesla.</text:p>
      <text:p text:style-name="P6"/>
      <text:p text:style-name="P6"><text:span text:style-name="T26">Problémy:</text:span></text:p>
      <text:p text:style-name="P6"/>
      <text:p text:style-name="P8"><text:tab/>Při zpracování projektu docházelo často ke spožděním oproti daným termínům odevzdání. Ty byly</text:p>
      <text:p text:style-name="P9">způsobeny špatným odhadem potřebného množství práce z mé strany a toho vycházejícího</text:p>
      <text:p text:style-name="P9">dodělávání na poslední chvíli. Zároveň jsem neměl téměř žádné praktické</text:p>
      <text:p text:style-name="P9"><text:soft-page-break/>zkušenosti s implementační technologií (Spring a Hibernate), a tím byla práce neefektivní a pomalá, dokud jsem nepochopil jak tyto frameworky fungují.</text:p>
      <text:p text:style-name="P9"/>
      <text:p text:style-name="P13">Doporučení:</text:p>
      <text:p text:style-name="P9"/>
      <text:p text:style-name="P9"><text:tab/>Při zpracovávání podobného projektu v budoucnosti by bylo vhodné si ve vývojovém týmu stanovit</text:p>
      <text:p text:style-name="P9">vlastní termíny dokončení v dostatečném předstihu před oficiálními. Eliminoval by se tak</text:p>
      <text:p text:style-name="P7"><text:span text:style-name="T24">nepříjemný efekt dodělávání částí projektu na poslední chvíli a tím jehosnížená kvalit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Bold" svg:font-family="Arial-Bold"/>
    <style:font-face style:name="Tahoma1" svg:font-family="Tahoma"/>
    <style:font-face style:name="arial" svg:font-family="arial, sans-serif"/>
    <style:font-face style:name="TimesNewRomanPSMT" svg:font-family="TimesNewRomanPSMT"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Petr Dušek<text:tab/> <text:s text:c="18"/><text:tab/>25.12.201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1-12-23T11:51:46.34</meta:creation-date>
    <dc:date>2011-12-25T19:26:27.87</dc:date>
    <meta:editing-duration>PT02H30M55S</meta:editing-duration>
    <meta:editing-cycles>27</meta:editing-cycles>
    <meta:generator>OpenOffice.org/3.0$Win32 OpenOffice.org_project/300m15$Build-9379</meta:generator>
    <meta:document-statistic meta:table-count="0" meta:image-count="0" meta:object-count="0" meta:page-count="3" meta:paragraph-count="28" meta:word-count="296" meta:character-count="2302"/>
    <meta:user-defined meta:name="Informace 1"/>
    <meta:user-defined meta:name="Informace 2"/>
    <meta:user-defined meta:name="Informace 3"/>
    <meta:user-defined meta:name="Informace 4"/>
  </office:meta>
</office:document-meta>
</file>